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31" style:family="table-cell" style:parent-style-name="Default">
      <style:table-cell-properties fo:border="0.06pt solid #000000" style:vertical-align="middle"/>
      <style:text-properties style:font-name="JetBrainsMono NF" fo:font-size="8pt" style:font-size-asian="8pt" style:font-size-complex="8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33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3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35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9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50"/>
        <table:table-column table:style-name="co1" table:default-cell-style-name="ce6"/>
        <table:table-column table:style-name="co1" table:default-cell-style-name="ce50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8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0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50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0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50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8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8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8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8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5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29" table:number-columns-spanned="4" table:number-rows-spanned="1"/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50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8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8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8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8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8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8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8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8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8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8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c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nsert system date</text:p>
          </table:table-cell>
          <table:covered-table-cell table:style-name="ce18"/>
          <table:table-cell table:style-name="ce31" office:value-type="string" calcext:value-type="string" table:number-columns-spanned="4" table:number-rows-spanned="1">
            <text:p>%a %d %b %y</text:p>
          </table:table-cell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g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b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h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l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o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d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r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x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i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t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0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35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43" table:number-columns-repeated="2"/>
          <table:table-cell table:style-name="ce51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4"/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44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4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44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44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44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44"/>
          <table:covered-table-cell table:style-name="ce57"/>
          <table:covered-table-cell table:number-columns-repeated="2" table:style-name="Default"/>
          <table:covered-table-cell table:style-name="ce57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35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covered-table-cell table:style-name="ce57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35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5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35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35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5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35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5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35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57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57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35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4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4" table:number-rows-spanned="1">
            <text:p>...</text:p>
          </table:table-cell>
          <table:covered-table-cell table:number-columns-repeated="3" table:style-name="ce44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2" table:number-rows-spanned="1">
            <text:p>Command</text:p>
          </table:table-cell>
          <table:covered-table-cell/>
          <table:table-cell table:style-name="ce26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35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50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>
            <text:p>...</text:p>
          </table:table-cell>
          <table:table-cell table:style-name="ce44"/>
          <table:covered-table-cell table:number-columns-repeated="2" table:style-name="ce44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35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50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>
            <text:p>...</text:p>
          </table:table-cell>
          <table:table-cell table:style-name="ce44"/>
          <table:covered-table-cell table:number-columns-repeated="2" table:style-name="ce44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35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50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>
            <text:p>...</text:p>
          </table:table-cell>
          <table:table-cell table:style-name="ce44"/>
          <table:covered-table-cell table:number-columns-repeated="2" table:style-name="ce44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60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6">
            <text:p>cf</text:p>
          </table:table-cell>
          <table:table-cell table:style-name="ce6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44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4" table:number-rows-spanned="1">
            <text:p>}</text:p>
          </table:table-cell>
          <table:covered-table-cell table:number-columns-repeated="3" table:style-name="ce44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44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44"/>
          <table:covered-table-cell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6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6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6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57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57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rossed middle bar</text:p>
          </table:table-cell>
          <table:covered-table-cell/>
          <table:table-cell office:value-type="string" calcext:value-type="string" table:number-columns-spanned="4" table:number-rows-spanned="1">
            <text:p>\centernot\mid</text:p>
          </table:table-cell>
          <table:covered-table-cell table:number-columns-repeated="3"/>
          <table:table-cell office:value-type="string" calcext:value-type="string">
            <text:p>n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44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44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57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7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7"/>
          <table:covered-table-cell table:number-columns-repeated="2"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57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57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9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0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0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57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5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0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0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50"/>
          <table:covered-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6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50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50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5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35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50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35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50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35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43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50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35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50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50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50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50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50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50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43"/>
          <table:covered-table-cell table:style-name="ce51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50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44"/>
          <table:covered-table-cell table:style-name="ce151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0"/>
          <table:covered-table-cell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6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6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6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6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6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9" table:number-rows-spanned="1">
            <text:p>\newcommand{\seclecture}[2]{</text:p>
          </table:table-cell>
          <table:covered-table-cell table:style-name="ce23"/>
          <table:covered-table-cell table:style-name="ce23" office:value-type="string" calcext:value-type="string">
            <text:p>\newcommand{\der}[2]{\frac{\dr#1}{\dr#2}}</text:p>
          </table:covered-table-cell>
          <table:covered-table-cell table:number-columns-repeated="5" table:style-name="ce23"/>
          <table:covered-table-cell table:style-name="ce64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}</text:p>
          </table:table-cell>
          <table:covered-table-cell table:number-columns-repeated="7" table:style-name="ce25"/>
          <table:covered-table-cell table:style-name="ce66"/>
          <table:covered-table-cell table:style-name="Default"/>
          <table:table-cell/>
        </table:table-row>
        <table:table-row table:style-name="ro1">
          <table:table-cell table:style-name="ce14" office:value-type="string" calcext:value-type="string" table:number-columns-spanned="9" table:number-rows-spanned="1">
            <text:p>\newcommand{\seclecture}[2]{</text:p>
          </table:table-cell>
          <table:covered-table-cell table:style-name="ce23"/>
          <table:covered-table-cell table:style-name="ce23" office:value-type="string" calcext:value-type="string">
            <text:p>\newcommand{\der}[2]{\frac{\dr#1}{\dr#2}}</text:p>
          </table:covered-table-cell>
          <table:covered-table-cell table:number-columns-repeated="5" table:style-name="ce23"/>
          <table:covered-table-cell table:style-name="ce64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ub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}</text:p>
          </table:table-cell>
          <table:covered-table-cell table:number-columns-repeated="7" table:style-name="ce25"/>
          <table:covered-table-cell table:style-name="ce66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9:13:15.174540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9-16T19:51:44.742844038</dc:date>
    <meta:editing-duration>P1DT15H18M56S</meta:editing-duration>
    <meta:editing-cycles>638</meta:editing-cycles>
    <meta:generator>LibreOffice/24.8.1.2$Linux_X86_64 LibreOffice_project/480$Build-2</meta:generator>
    <meta:print-date>2024-09-16T19:27:21.500556486</meta:print-date>
    <meta:printed-by>PDF files</meta:printed-by>
    <meta:document-statistic meta:table-count="1" meta:cell-count="3572" meta:object-count="0"/>
  </office:meta>
</office:document-meta>
</file>